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29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29cm"/>
          <style:tab-stop style:position="0.74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529cm"/>
        </style:tab-stops>
      </style:paragraph-properties>
      <style:text-properties fo:background-color="#ffff00"/>
    </style:style>
    <style:style style:name="P4" style:family="paragraph" style:parent-style-name="Standard">
      <style:paragraph-properties>
        <style:tab-stops>
          <style:tab-stop style:position="0.529cm"/>
          <style:tab-stop style:position="0.741cm"/>
        </style:tab-stops>
      </style:paragraph-properties>
      <style:text-properties fo:background-color="#ffff00"/>
    </style:style>
    <style:style style:name="P5" style:family="paragraph" style:parent-style-name="Standard">
      <style:paragraph-properties>
        <style:tab-stops>
          <style:tab-stop style:position="0.529cm"/>
        </style:tab-stops>
      </style:paragraph-properties>
      <style:text-properties fo:background-color="#00ff00"/>
    </style:style>
    <style:style style:name="P6" style:family="paragraph" style:parent-style-name="Standard">
      <style:paragraph-properties>
        <style:tab-stops>
          <style:tab-stop style:position="0.529cm"/>
          <style:tab-stop style:position="0.741cm"/>
        </style:tab-stops>
      </style:paragraph-properties>
      <style:text-properties fo:background-color="#00ff00"/>
    </style:style>
    <style:style style:name="P7" style:family="paragraph" style:parent-style-name="Standard">
      <style:paragraph-properties>
        <style:tab-stops>
          <style:tab-stop style:position="0.529cm"/>
        </style:tab-stops>
      </style:paragraph-properties>
      <style:text-properties fo:background-color="transparent"/>
    </style:style>
    <style:style style:name="P8" style:family="paragraph" style:parent-style-name="Standard">
      <style:paragraph-properties>
        <style:tab-stops>
          <style:tab-stop style:position="0.529cm"/>
        </style:tab-stops>
      </style:paragraph-properties>
      <style:text-properties fo:color="#c5000b" fo:background-color="transparent"/>
    </style:style>
    <style:style style:name="P9" style:family="paragraph" style:parent-style-name="Standard">
      <style:paragraph-properties>
        <style:tab-stops>
          <style:tab-stop style:position="0.529cm"/>
        </style:tab-stops>
      </style:paragraph-properties>
      <style:text-properties fo:color="#ff0000" fo:background-color="transparent"/>
    </style:style>
    <style:style style:name="P10" style:family="paragraph" style:parent-style-name="Standard">
      <style:paragraph-properties>
        <style:tab-stops>
          <style:tab-stop style:position="0.529cm"/>
        </style:tab-stops>
      </style:paragraph-properties>
      <style:text-properties fo:color="#ff0000" fo:background-color="#ffff00"/>
    </style:style>
    <style:style style:name="P11" style:family="paragraph" style:parent-style-name="Standard">
      <style:paragraph-properties>
        <style:tab-stops>
          <style:tab-stop style:position="0.529cm"/>
        </style:tab-stops>
      </style:paragraph-properties>
      <style:text-properties fo:background-color="#99ccff"/>
    </style:style>
    <style:style style:name="T1" style:family="text">
      <style:text-properties fo:background-color="#ffff00"/>
    </style:style>
    <style:style style:name="T2" style:family="text">
      <style:text-properties fo:color="#c5000b"/>
    </style:style>
    <style:style style:name="T3" style:family="text">
      <style:text-properties fo:background-color="#00ff00"/>
    </style:style>
    <style:style style:name="T4" style:family="text">
      <style:text-properties fo:background-color="#99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nscript of audiolog 2</text:p>
      <text:p text:style-name="Standard"/>
      <text:p text:style-name="Standard">P: participant 2</text:p>
      <text:p text:style-name="Standard">E: experimenter 1</text:p>
      <text:p text:style-name="Standard">E2: experimenter 2</text:p>
      <text:p text:style-name="Standard"/>
      <text:p text:style-name="Standard">colour coding: </text:p>
      <text:p text:style-name="Standard"><text:span text:style-name="T1">yellow marking:</text:span> descriptions</text:p>
      <text:p text:style-name="Standard"><text:span text:style-name="T3">green marking</text:span>: decision exclamations</text:p>
      <text:p text:style-name="Standard"><text:span text:style-name="T4">blue marking</text:span>: software evaluation</text:p>
      <text:p text:style-name="Standard"><text:span text:style-name="T2">red font</text:span>: exclamations of confusion / ambiguity </text:p>
      <text:p text:style-name="Standard"/>
      <text:p text:style-name="Standard">E: [start of recording] it's only the voice I am recording not the image. Okay? Right.</text:p>
      <text:p text:style-name="P1"><text:tab/>So.. just a sec. .. So I just want to explain to you what will happen next. Basically you will see a <text:tab/>story and I want you to describe the story for me, and then when you describe it, afterwards you <text:tab/>can choose how the story continues. Is that okay? Do you understand?</text:p>
      <text:p text:style-name="P1">P: Okay</text:p>
      <text:p text:style-name="P1">E: If you have any questions, just ask me.</text:p>
      <text:p text:style-name="P1">P: Okay</text:p>
      <text:p text:style-name="P1">E: Good. When you are ready just click on the 'Start'.</text:p>
      <text:p text:style-name="P3">P: [clicks and watches intro]</text:p>
      <text:p text:style-name="P3"><text:tab/>Uhh! I am flying! Uhh it's locked in the box! </text:p>
      <text:p text:style-name="P1">E: So if you can describe that little piece of story for me? Just describe what happened. .. .You can watch it again if you want to.</text:p>
      <text:p text:style-name="P8">P: Well can you just... do the thing.. to know.... what.. actually is happening? </text:p>
      <text:p text:style-name="P8">E: Do you want to rewatch? </text:p>
      <text:p text:style-name="P8">E2: This is, </text:p>
      <text:p text:style-name="P8">P: Yeah. </text:p>
      <text:p text:style-name="P8">E2: This is the film. Yeah. This is the film, it's just a little animated …</text:p>
      <text:p text:style-name="P8">P: Hm.</text:p>
      <text:p text:style-name="P1">[watching the intro again]</text:p>
      <text:p text:style-name="P8">E: So what did the blue square do? For example. [user clicks on continue] Oh, can you describe it first please?</text:p>
      <text:p text:style-name="P8">P: What? What? </text:p>
      <text:p text:style-name="P1"><text:span text:style-name="T1">E: What did the blue square do in that little film? </text:span><text:line-break/><text:span text:style-name="T1">P: It went into the … other shape.</text:span></text:p>
      <text:p text:style-name="P3">E: and then what happened?</text:p>
      <text:p text:style-name="P3">P: An orange square came.</text:p>
      <text:p text:style-name="P1">E2: And then what happened?</text:p>
      <text:p text:style-name="P1">E: Is that all you see? What happened?</text:p>
      <text:p text:style-name="P3">P: mhh.</text:p>
      <text:p text:style-name="P1">E2: Go on to the next bit and see how that goes. </text:p>
      <text:p text:style-name="P2"><text:tab/><text:tab/>So what should Blue do? What should the blue square do next? Hide, or Play, or You don't <text:tab/><text:tab/><text:tab/>know? What do you want it to do? Because it is your story. </text:p>
      <text:p text:style-name="P2">E:<text:tab/>If you are unsure just press 'I don't know'. </text:p>
      <text:p text:style-name="P6">P: <text:tab/>Hide? [clicks] </text:p>
      <text:p text:style-name="P4">P: <text:tab/>[laughs] </text:p>
      <text:p text:style-name="P2">E2: <text:tab/>What's happening now?</text:p>
      <text:p text:style-name="P4">E:<text:tab/><text:tab/>So what happened in the film?</text:p>
      <text:p text:style-name="P3">P:<text:tab/>Ehm. The orange one tapped to the lid and the green one came.</text:p>
      <text:p text:style-name="P3">E:<text:tab/>What did the blue square do? </text:p>
      <text:p text:style-name="P3">P:<text:tab/>He went into a corner at the bottom.</text:p>
      <text:p text:style-name="P1"><text:soft-page-break/>E2: Okay</text:p>
      <text:p text:style-name="P1">E: Good. Do you want to re-watch the film or do you want to continue?</text:p>
      <text:p text:style-name="P5">P: continue</text:p>
      <text:p text:style-name="P1">E: okay. So what should Blue do now? Should he play? Watch them? Or are you not sure?</text:p>
      <text:p text:style-name="P1">[click]</text:p>
      <text:p text:style-name="P1">P:<text:span text:style-name="T1"> [laughs] </text:span></text:p>
      <text:p text:style-name="P1">E: So what happened now? </text:p>
      <text:p text:style-name="P3">P: Ehm. The orange one got in and the green one was tapping.</text:p>
      <text:p text:style-name="P1">E: Do you want to watch the film again? <text:line-break/>E2: Yeah just play it again and tell us what you think is happening. There, okay.</text:p>
      <text:p text:style-name="P1">E: okay. What should Blue do now?</text:p>
      <text:p text:style-name="P1">E2: Attack or Defend, or you don't know?</text:p>
      <text:p text:style-name="P5">P: Attack!</text:p>
      <text:p text:style-name="P1">E2: What's happening. [while film is playing]</text:p>
      <text:p text:style-name="P3">P: Now he's trapped!</text:p>
      <text:p text:style-name="P1">E2: Okay, play it again! <text:line-break/>E: so what happened in the..</text:p>
      <text:p text:style-name="P1">E2: Play it again!</text:p>
      <text:p text:style-name="P1">E: want to play it again?</text:p>
      <text:p text:style-name="P1">E2: Play it again and tell us what you think is happening.</text:p>
      <text:p text:style-name="P3">P: Hmm. I think he got him and they pushed him in and closed the lid and.. went away. </text:p>
      <text:p text:style-name="P1">E2: Okay. Do the next one.</text:p>
      <text:p text:style-name="P1">[click]</text:p>
      <text:p text:style-name="P1">E: So now that was the whole story, you saw. </text:p>
      <text:p text:style-name="P1">P: Okay. </text:p>
      <text:p text:style-name="P1">E: So now you can either watch another story, you can choose, or you can have a break.</text:p>
      <text:p text:style-name="P1">E2: Yeah, so do you want to play it again and see if different things happen this time? </text:p>
      <text:p text:style-name="P5">P: Yay!</text:p>
      <text:p text:style-name="P1">E: Okay, well press 'start' when you are done... when you are ready.</text:p>
      <text:p text:style-name="P1">E2: So maybe each one, if you play it and watch it and then play it again and then say what you think?</text:p>
      <text:p text:style-name="P1">E: okay.</text:p>
      <text:p text:style-name="P3">P: He really is hiding! And the orange square is coming.</text:p>
      <text:p text:style-name="P7">E: Do you want to redo it? </text:p>
      <text:p text:style-name="P7">E2: no. So what should Blue now do this time? Hide or Play?</text:p>
      <text:p text:style-name="P5">P: Play</text:p>
      <text:p text:style-name="P7">E: What happened in the film? </text:p>
      <text:p text:style-name="P5">E2: if you play it again? [P clicks continue] Oh! To late.</text:p>
      <text:p text:style-name="P3">E: What happened in the film? Can you please describe it?</text:p>
      <text:p text:style-name="P3">P: ehm.</text:p>
      <text:p text:style-name="P3">E: What did the blue square do? </text:p>
      <text:p text:style-name="P3">P: He let the orange one in and played with the orange square.</text:p>
      <text:p text:style-name="P3">E: And then what happened?</text:p>
      <text:p text:style-name="P3">P: The green square arrived.</text:p>
      <text:p text:style-name="P3">E: And then? </text:p>
      <text:p text:style-name="P3">P: I don't know?</text:p>
      <text:p text:style-name="P7">E: okay that's fine. So what should the blue one do?</text:p>
      <text:p text:style-name="P7">E2: Should he protect the yellow or talk to Green?</text:p>
      <text:p text:style-name="P7">E: uh, what happened there? </text:p>
      <text:p text:style-name="P7">E2: So replay it. if you go replay and choose replay? And tell us what's happening while theyr are doing it.</text:p>
      <text:p text:style-name="P7">P: They are speaking and the orange one's coming, and they're running away from each other.</text:p>
      <text:p text:style-name="P7"><text:soft-page-break/>E2: now what..</text:p>
      <text:p text:style-name="P7">E: what should Blue do now? Catch Green or catch Yellow or I don't know?</text:p>
      <text:p text:style-name="P5">P: Catch Yellow!</text:p>
      <text:p text:style-name="P7">E: okay..</text:p>
      <text:p text:style-name="P10">P: Why are they not catching Yellow? </text:p>
      <text:p text:style-name="P3">E2: So play it again. Do: play it again. And then tell us what you think is happening.</text:p>
      <text:p text:style-name="P3">P: They are running away and, I don't know what's happening now.. I think they are getting.. Yellow trapped, I don't know what they want to do.</text:p>
      <text:p text:style-name="P3">E2: Okay.</text:p>
      <text:p text:style-name="P3">E: So what did the green square do?</text:p>
      <text:p text:style-name="P3">P: Ehm. </text:p>
      <text:p text:style-name="P3">E: you can re-watch it if you want.</text:p>
      <text:p text:style-name="P3">P: the green square went the same way as the orange. The green square went in. so as the blue square. </text:p>
      <text:p text:style-name="P7">E2: So do you want to continue? </text:p>
      <text:p text:style-name="P5">P: continue.</text:p>
      <text:p text:style-name="P7">E2: Yeah</text:p>
      <text:p text:style-name="P7">E: So that again was the whole story. So if you want to watch another story, play again, or if you want... </text:p>
      <text:p text:style-name="P5">P: Yay! </text:p>
      <text:p text:style-name="P7">E: Okay!</text:p>
      <text:p text:style-name="P7">E2: It's probably good to see each one. Just go through and then.. talk through..</text:p>
      <text:p text:style-name="P7">E: So the first one is always the same. </text:p>
      <text:p text:style-name="P3">P: The blue one went into the shape and the lid was little open, the orange one came and the lid was still a wee bit open. </text:p>
      <text:p text:style-name="P7">E: okay, continue. So you know hide and play already, but just choose one. </text:p>
      <text:p text:style-name="P5">P: Hide!</text:p>
      <text:p text:style-name="P7">E: Can you describe what's going on, while you watch it? […] and then re-watch the movie.</text:p>
      <text:p text:style-name="P5">P: No! </text:p>
      <text:p text:style-name="P7">E: No, you don't want to? </text:p>
      <text:p text:style-name="P5">P: Continue!</text:p>
      <text:p text:style-name="P7">E: Well what should Blue do now? Last time you chose that one if you want to see a new film you press I don't know or play. That movie you already know.</text:p>
      <text:p text:style-name="P7">P: [laughs] Now the green square's stuck.</text:p>
      <text:p text:style-name="P7">E: Can you re-watch the movie? Well, what did the blue square do?</text:p>
      <text:p text:style-name="P7">P: <text:span text:style-name="T3">Defend. </text:span></text:p>
      <text:p text:style-name="P3"><text:tab/>What are they defending? </text:p>
      <text:p text:style-name="P3">E: Let's watch the movie again, it's pretty complicated. Replay. And describe as you see it. So what is the green one doing?</text:p>
      <text:p text:style-name="P3">P: Attacking the blue one.</text:p>
      <text:p text:style-name="P3">E: So what is the blue one doing? </text:p>
      <text:p text:style-name="P3">P: attacking the green one and getting him out of order. </text:p>
      <text:p text:style-name="P3">E: So what did the yellow one do then? </text:p>
      <text:p text:style-name="P3">P: it went out of the shape,</text:p>
      <text:p text:style-name="P3">E: and then?</text:p>
      <text:p text:style-name="P3">P: I don't know.</text:p>
      <text:p text:style-name="P7">E: Do you want to rewatch it so you can tell me? </text:p>
      <text:p text:style-name="P5">P: no!</text:p>
      <text:p text:style-name="P7">E: [laughs] no? Okay, press continue.</text:p>
      <text:p text:style-name="P7"><text:tab/>That's again a whole story, so you can watch another if you want or you can have a break.</text:p>
      <text:p text:style-name="P9">P: Do you know what will have happened if you get a break? </text:p>
      <text:p text:style-name="P7">E: Well then you will have a break from playing the game. You can stop whenever you want. All the <text:soft-page-break/>game does is playing those stories.</text:p>
      <text:p text:style-name="P7">E2: So did you have some questions you wanted to answer [P2] about playing the game? [directed to E] […] So how did you find that [P2]? Was that easy or difficult?</text:p>
      <text:p text:style-name="P11">P: Easy! </text:p>
      <text:p text:style-name="P7">E2: Easy! And what things did you like about it? </text:p>
      <text:p text:style-name="P11">P: Ehm. When they tried to defend. </text:p>
      <text:p text:style-name="P7">E2: Ah was there any thing that you didn't like about it? </text:p>
      <text:p text:style-name="P11">P: Eh I don't know. </text:p>
      <text:p text:style-name="P7">E2: So we got one last game we got to play... </text:p>
      <text:p text:style-name="P7">E: Thanks !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Pauly</meta:initial-creator>
    <meta:creation-date>2012-03-13T22:43:49.86</meta:creation-date>
    <dc:date>2012-04-04T08:24:31.65</dc:date>
    <dc:creator>Pierre Pauly</dc:creator>
    <meta:editing-duration>PT1H6M1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4" meta:paragraph-count="145" meta:word-count="1340" meta:character-count="6596"/>
  </office:meta>
</office:document-meta>
</file>